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58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Może daleko </text:span><text:span text:style-name="T1">jesteś od Niego</text:span><text:span text:style-name="T1"><text:line-break/></text:span><text:span text:style-name="T1">Może zgubiłeś</text:span><text:span text:style-name="T1"><text:line-break/></text:span><text:span text:style-name="T1">ścieżki Jego ślad</text:span><text:span text:style-name="T1"><text:line-break/></text:span><text:span text:style-name="T1">Może w samotną</text:span><text:span text:style-name="T1"><text:line-break/></text:span><text:span text:style-name="T1">ruszyłeś drogę</text:span><text:span text:style-name="T1"><text:line-break/></text:span><text:span text:style-name="T1">I nie wiesz jak, ciebie zna</text:span><text:span text:style-name="T1"><text:line-break/></text:span><text:span text:style-name="T1">Nie martw się</text:span><text:span text:style-name="T1"><text:line-break/></text:span><text:span text:style-name="T1">Bóg ciebie kocha</text:span><text:span text:style-name="T1"><text:line-break/></text:span><text:span text:style-name="T1">On zawsze z tobą je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Podnieś swój</text:span><text:span text:style-name="T1"><text:line-break/></text:span><text:span text:style-name="T1">zmęczony wzrok</text:span><text:span text:style-name="T1"><text:line-break/></text:span><text:span text:style-name="T1">I popatrz przed siebie</text:span><text:span text:style-name="T1"><text:line-break/></text:span><text:span text:style-name="T1"><text:line-break/></text:span><text:span text:style-name="T1"><text:line-break/></text:span><text:span text:style-name="T1">Zacznij od nowa</text:span><text:span text:style-name="T1"><text:line-break/></text:span><text:span text:style-name="T1">- zacznij jeszcze raz /x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12T23:22:16</meta:creation-date>
    <dc:creator>Rafał Talacha</dc:creator>
    <dc:date>2009-01-27T09:13:47</dc:date>
    <dc:language>pl-PL</dc:language>
    <meta:editing-cycles>5</meta:editing-cycles>
    <meta:editing-duration>PT3M23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